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3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2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48cm" svg:x="17.383cm" svg:y="6.638cm"><draw:text-box><text:p><text:span text:style-name="T4">Corte na linha abaixo</text:span></text:p></draw:text-box></draw:frame><draw:custom-shape draw:style-name="gr3" draw:text-style-name="P4" svg:width="14.579cm" svg:height="0.75cm" svg:x="0.25cm" svg:y="8.592cm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2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2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2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2cm" svg:x="15.465cm" svg:y="17.565cm"><draw:text-box><text:p text:style-name="P5"><text:span text:style-name="T3">FICHA DE COMPENSAÇÃO</text:span></text:p></draw:text-box></draw:frame><draw:frame draw:style-name="gr9" draw:text-style-name="P10" svg:width="2.357cm" svg:height="0.332cm" svg:x="12.486cm" svg:y="17.593cm"><draw:text-box><text:p><text:span text:style-name="T4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2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Bopepo</text:span> – http://www.jrimum.org/bopep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sael Queiroz</meta:initial-creator>
    <meta:creation-date>2008-01-18T19:37:11</meta:creation-date>
    <dc:creator>Misael Queiroz</dc:creator>
    <dc:date>2010-12-16T09:07:43</dc:date>
    <meta:editing-cycles>112</meta:editing-cycles>
    <meta:editing-duration>PT08H19M50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8"/>
    <meta:user-defined meta:name="Info 1"/>
    <meta:user-defined meta:name="Info 2"/>
    <meta:user-defined meta:name="Info 3"/>
    <meta:user-defined meta:name="Info 4"/>
  </office:meta>
</office:document-meta>
</file>